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alcul d’optimisation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wall</text:p>
          </table:table-cell>
          <table:table-cell/>
        </table:table-row>
        <table:table-row table:style-name="ro1">
          <table:table-cell office:value-type="string" calcext:value-type="string">
            <text:p>timestab</text:p>
          </table:table-cell>
          <table:table-cell/>
          <table:table-cell office:value-type="float" office:value="1636.98" calcext:value-type="float">
            <text:p>1636,98</text:p>
          </table:table-cell>
          <table:table-cell office:value-type="float" office:value="2027.47" calcext:value-type="float">
            <text:p>2027,47</text:p>
          </table:table-cell>
          <table:table-cell office:value-type="float" office:value="1025.48" calcext:value-type="float">
            <text:p>1025,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line</text:p>
          </table:table-cell>
          <table:table-cell office:value-type="float" office:value="1689.03" calcext:value-type="float">
            <text:p>1689,03</text:p>
          </table:table-cell>
          <table:table-cell office:value-type="float" office:value="1703.14" calcext:value-type="float">
            <text:p>1703,14</text:p>
          </table:table-cell>
          <table:table-cell office:value-type="float" office:value="933.35" calcext:value-type="float">
            <text:p>933,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ewers slmt fin</text:p>
          </table:table-cell>
          <table:table-cell office:value-type="float" office:value="1725.53" calcext:value-type="float">
            <text:p>1725,53</text:p>
          </table:table-cell>
          <table:table-cell office:value-type="float" office:value="1563.49" calcext:value-type="float">
            <text:p>1563,49</text:p>
          </table:table-cell>
          <table:table-cell office:value-type="float" office:value="888.38" calcext:value-type="float">
            <text:p>888,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15.38" calcext:value-type="float">
            <text:p>1715,38</text:p>
          </table:table-cell>
          <table:table-cell office:value-type="float" office:value="1342.26" calcext:value-type="float">
            <text:p>1342,26</text:p>
          </table:table-cell>
          <table:table-cell office:value-type="float" office:value="790.61" calcext:value-type="float">
            <text:p>790,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GS solver</text:p>
          </table:table-cell>
          <table:table-cell table:number-columns-repeated="3"/>
          <table:table-cell office:value-type="string" calcext:value-type="string">
            <text:p>ne marche pas</text:p>
          </table:table-cell>
        </table:table-row>
        <table:table-row table:style-name="ro1">
          <table:table-cell/>
          <table:table-cell office:value-type="string" calcext:value-type="string">
            <text:p>GMRES</text:p>
          </table:table-cell>
          <table:table-cell office:value-type="float" office:value="56.21" calcext:value-type="float">
            <text:p>56,21</text:p>
          </table:table-cell>
          <table:table-cell office:value-type="float" office:value="66.03" calcext:value-type="float">
            <text:p>66,03</text:p>
          </table:table-cell>
          <table:table-cell office:value-type="float" office:value="44.95" calcext:value-type="float">
            <text:p>44,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mooth beginning</text:p>
          </table:table-cell>
          <table:table-cell office:value-type="float" office:value="144.87" calcext:value-type="float">
            <text:p>144,87</text:p>
          </table:table-cell>
          <table:table-cell office:value-type="float" office:value="160.38" calcext:value-type="float">
            <text:p>160,38</text:p>
          </table:table-cell>
          <table:table-cell office:value-type="float" office:value="81.05" calcext:value-type="float">
            <text:p>81,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G</text:p>
          </table:table-cell>
          <table:table-cell office:value-type="float" office:value="32.76" calcext:value-type="float">
            <text:p>32,76</text:p>
          </table:table-cell>
          <table:table-cell office:value-type="float" office:value="57.39" calcext:value-type="float">
            <text:p>57,39</text:p>
          </table:table-cell>
          <table:table-cell office:value-type="float" office:value="28.99" calcext:value-type="float">
            <text:p>28,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MRES</text:p>
          </table:table-cell>
          <table:table-cell office:value-type="float" office:value="61.3" calcext:value-type="float">
            <text:p>61,3</text:p>
          </table:table-cell>
          <table:table-cell office:value-type="float" office:value="57.32" calcext:value-type="float">
            <text:p>57,32</text:p>
          </table:table-cell>
          <table:table-cell office:value-type="float" office:value="55.18" calcext:value-type="float">
            <text:p>55,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GS solver</text:p>
          </table:table-cell>
          <table:table-cell table:number-columns-repeated="3"/>
          <table:table-cell office:value-type="string" calcext:value-type="string">
            <text:p>resultat incoherent</text:p>
          </table:table-cell>
        </table:table-row>
        <table:table-row table:style-name="ro1">
          <table:table-cell/>
          <table:table-cell office:value-type="string" calcext:value-type="string">
            <text:p>pcg</text:p>
          </table:table-cell>
          <table:table-cell office:value-type="float" office:value="33.65" calcext:value-type="float">
            <text:p>33,65</text:p>
          </table:table-cell>
          <table:table-cell office:value-type="float" office:value="58.1" calcext:value-type="float">
            <text:p>58,1</text:p>
          </table:table-cell>
          <table:table-cell office:value-type="float" office:value="29.99" calcext:value-type="float">
            <text:p>29,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table:number-columns-repeated="3"/>
          <table:table-cell office:value-type="string" calcext:value-type="string">
            <text:p>stopped manually because too long anyway</text:p>
          </table:table-cell>
        </table:table-row>
        <table:table-row table:style-name="ro1">
          <table:table-cell/>
          <table:table-cell office:value-type="string" calcext:value-type="string">
            <text:p>jor</text:p>
          </table:table-cell>
          <table:table-cell table:number-columns-repeated="3"/>
          <table:table-cell office:value-type="string" calcext:value-type="string">
            <text:p>ne marche pas</text:p>
          </table:table-cell>
        </table:table-row>
        <table:table-row table:style-name="ro1">
          <table:table-cell/>
          <table:table-cell office:value-type="string" calcext:value-type="string">
            <text:p>bicgstab pas install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g et inline</text:p>
          </table:table-cell>
          <table:table-cell office:value-type="float" office:value="34.08" calcext:value-type="float">
            <text:p>34,08</text:p>
          </table:table-cell>
          <table:table-cell office:value-type="float" office:value="56.21" calcext:value-type="float">
            <text:p>56,21</text:p>
          </table:table-cell>
          <table:table-cell office:value-type="float" office:value="26.88" calcext:value-type="float">
            <text:p>26,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ec numba</text:p>
          </table:table-cell>
          <table:table-cell office:value-type="float" office:value="28.14" calcext:value-type="float">
            <text:p>28,14</text:p>
          </table:table-cell>
          <table:table-cell office:value-type="float" office:value="47.08" calcext:value-type="float">
            <text:p>47,08</text:p>
          </table:table-cell>
          <table:table-cell office:value-type="float" office:value="19.75" calcext:value-type="float">
            <text:p>19,75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im52</text:p>
          </table:table-cell>
          <table:table-cell office:value-type="float" office:value="7908.62" calcext:value-type="float">
            <text:p>7908,62</text:p>
          </table:table-cell>
          <table:table-cell office:value-type="float" office:value="12753.44" calcext:value-type="float">
            <text:p>12753,44</text:p>
          </table:table-cell>
          <table:table-cell office:value-type="float" office:value="6745.24" calcext:value-type="float">
            <text:p>6745,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53 sans numba</text:p>
          </table:table-cell>
          <table:table-cell office:value-type="float" office:value="578.04" calcext:value-type="float">
            <text:p>578,04</text:p>
          </table:table-cell>
          <table:table-cell office:value-type="float" office:value="726.93" calcext:value-type="float">
            <text:p>726,93</text:p>
          </table:table-cell>
          <table:table-cell office:value-type="float" office:value="491.81" calcext:value-type="float">
            <text:p>491,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3.52" calcext:value-type="float">
            <text:p>583,52</text:p>
          </table:table-cell>
          <table:table-cell office:value-type="float" office:value="711.13" calcext:value-type="float">
            <text:p>711,13</text:p>
          </table:table-cell>
          <table:table-cell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 53 with GRMRES for speed</text:p>
          </table:table-cell>
          <table:table-cell office:value-type="float" office:value="201.5" calcext:value-type="float">
            <text:p>201,5</text:p>
          </table:table-cell>
          <table:table-cell office:value-type="float" office:value="242.46" calcext:value-type="float">
            <text:p>242,46</text:p>
          </table:table-cell>
          <table:table-cell office:value-type="float" office:value="180.69" calcext:value-type="float">
            <text:p>180,69</text:p>
          </table:table-cell>
          <table:table-cell office:value-type="string" calcext:value-type="string">
            <text:p>arret à 9,75</text:p>
          </table:table-cell>
          <table:table-cell/>
        </table:table-row>
        <table:table-row table:style-name="ro1">
          <table:table-cell office:value-type="string" calcext:value-type="string">
            <text:p>without</text:p>
          </table:table-cell>
          <table:table-cell office:value-type="float" office:value="166.69" calcext:value-type="float">
            <text:p>166,69</text:p>
          </table:table-cell>
          <table:table-cell office:value-type="float" office:value="213.79" calcext:value-type="float">
            <text:p>213,79</text:p>
          </table:table-cell>
          <table:table-cell office:value-type="float" office:value="147.35" calcext:value-type="float">
            <text:p>147,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out nnumba</text:p>
          </table:table-cell>
          <table:table-cell office:value-type="float" office:value="157.01" calcext:value-type="float">
            <text:p>157,01</text:p>
          </table:table-cell>
          <table:table-cell office:value-type="float" office:value="215.85" calcext:value-type="float">
            <text:p>215,85</text:p>
          </table:table-cell>
          <table:table-cell office:value-type="float" office:value="121.65" calcext:value-type="float">
            <text:p>121,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</text:p>
          </table:table-cell>
          <table:table-cell office:value-type="float" office:value="159.02" calcext:value-type="float">
            <text:p>159,02</text:p>
          </table:table-cell>
          <table:table-cell office:value-type="float" office:value="225.2" calcext:value-type="float">
            <text:p>225,2</text:p>
          </table:table-cell>
          <table:table-cell office:value-type="float" office:value="122.22" calcext:value-type="float">
            <text:p>122,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th</text:p>
          </table:table-cell>
          <table:table-cell office:value-type="float" office:value="265.4" calcext:value-type="float">
            <text:p>265,4</text:p>
          </table:table-cell>
          <table:table-cell office:value-type="float" office:value="329.86" calcext:value-type="float">
            <text:p>329,86</text:p>
          </table:table-cell>
          <table:table-cell office:value-type="float" office:value="214.42" calcext:value-type="float">
            <text:p>214,42</text:p>
          </table:table-cell>
          <table:table-cell office:value-type="string" calcext:value-type="string">
            <text:p>arret à 20</text:p>
          </table:table-cell>
          <table:table-cell/>
        </table:table-row>
        <table:table-row table:style-name="ro1">
          <table:table-cell office:value-type="string" calcext:value-type="string">
            <text:p>without</text:p>
          </table:table-cell>
          <table:table-cell office:value-type="float" office:value="265.27" calcext:value-type="float">
            <text:p>265,27</text:p>
          </table:table-cell>
          <table:table-cell office:value-type="float" office:value="326.19" calcext:value-type="float">
            <text:p>326,19</text:p>
          </table:table-cell>
          <table:table-cell office:value-type="float" office:value="218.33" calcext:value-type="float">
            <text:p>218,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10:29:23.053819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15:06:36.164294330</meta:creation-date>
    <dc:date>2017-07-17T11:07:54.530938659</dc:date>
    <meta:editing-duration>PT7H50S</meta:editing-duration>
    <meta:editing-cycles>10</meta:editing-cycles>
    <meta:generator>LibreOffice/5.1.6.2$Linux_X86_64 LibreOffice_project/10m0$Build-2</meta:generator>
    <meta:document-statistic meta:table-count="1" meta:cell-count="95" meta:object-count="0"/>
  </office:meta>
</office:document-meta>
</file>